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c12e6"/>
    </style:style>
    <style:style style:name="P2" style:family="paragraph" style:parent-style-name="Standard">
      <style:paragraph-properties fo:text-align="start" style:justify-single-word="false"/>
      <style:text-properties officeooo:paragraph-rsid="000c12e6"/>
    </style:style>
    <style:style style:name="P3" style:family="paragraph" style:parent-style-name="Standard" style:list-style-name="L1">
      <style:paragraph-properties fo:text-align="start" style:justify-single-word="false"/>
      <style:text-properties officeooo:paragraph-rsid="000c12e6"/>
    </style:style>
    <style:style style:name="P4" style:family="paragraph" style:parent-style-name="Standard" style:list-style-name="L1">
      <style:paragraph-properties fo:text-align="start" style:justify-single-word="false"/>
      <style:text-properties officeooo:paragraph-rsid="000d6a4f"/>
    </style:style>
    <style:style style:name="P5" style:family="paragraph" style:parent-style-name="Standard" style:list-style-name="L1">
      <style:paragraph-properties fo:text-align="start" style:justify-single-word="false"/>
      <style:text-properties officeooo:paragraph-rsid="0010a53c"/>
    </style:style>
    <style:style style:name="P6" style:family="paragraph" style:parent-style-name="Standard" style:list-style-name="L1">
      <style:paragraph-properties fo:text-align="start" style:justify-single-word="false"/>
      <style:text-properties officeooo:paragraph-rsid="0010f288"/>
    </style:style>
    <style:style style:name="P7" style:family="paragraph" style:parent-style-name="Standard" style:list-style-name="L1">
      <style:paragraph-properties fo:text-align="start" style:justify-single-word="false"/>
      <style:text-properties officeooo:paragraph-rsid="0011e0a9"/>
    </style:style>
    <style:style style:name="P8" style:family="paragraph" style:parent-style-name="Standard" style:list-style-name="L1">
      <style:paragraph-properties fo:text-align="start" style:justify-single-word="false"/>
      <style:text-properties officeooo:paragraph-rsid="00123c4f"/>
    </style:style>
    <style:style style:name="T1" style:family="text">
      <style:text-properties officeooo:rsid="000c12e6"/>
    </style:style>
    <style:style style:name="T2" style:family="text">
      <style:text-properties officeooo:rsid="000d6a4f"/>
    </style:style>
    <style:style style:name="T3" style:family="text">
      <style:text-properties officeooo:rsid="000f4d5f"/>
    </style:style>
    <style:style style:name="T4" style:family="text">
      <style:text-properties officeooo:rsid="0010a53c"/>
    </style:style>
    <style:style style:name="T5" style:family="text">
      <style:text-properties officeooo:rsid="0010f288"/>
    </style:style>
    <style:style style:name="T6" style:family="text">
      <style:text-properties officeooo:rsid="0011e0a9"/>
    </style:style>
    <style:style style:name="T7" style:family="text">
      <style:text-properties officeooo:rsid="00123c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rib Sheet</text:span></text:p>
      <text:p text:style-name="P1"><text:span text:style-name="T1"/></text:p>
      <text:list xml:id="list246862643" text:style-name="L1">
        <text:list-item>
          <text:p text:style-name="P3"><text:span text:style-name="T1">pwd: </text:span><text:span text:style-name="T2">This prints the name of the current working directory. An example of this would be:</text:span></text:p>
          <text:p text:style-name="P4"><text:span text:style-name="T2">pwd --logical</text:span></text:p>
          <text:p text:style-name="P4"><text:span text:style-name="T2">This will literally print a list of directories separated by “/” in which each directory following another will be a subdirectory of the previous until the end of the line which will be the directory the command line is currently in. This includes symlinks if they are in the path being printed.</text:span></text:p>
        </text:list-item>
        <text:list-item>
          <text:p text:style-name="P3"><text:span text:style-name="T1">tail: </text:span><text:span text:style-name="T2">This prints the last 10 lines of any file. An example of this would be:</text:span></text:p>
          <text:p text:style-name="P4"><text:span text:style-name="T2">tail --retry</text:span></text:p>
          <text:p text:style-name="P4"><text:span text:style-name="T2">This will keep trying to open the file even if it seems to be inaccessible.</text:span></text:p>
        </text:list-item>
        <text:list-item>
          <text:p text:style-name="P3"><text:span text:style-name="T2">t</text:span><text:span text:style-name="T1">ar: </text:span><text:span text:style-name="T2">This takes files from an archive and stores them elsewhere while also extracting them. An example of this would be:</text:span></text:p>
          <text:p text:style-name="P4"><text:span text:style-name="T2">tar </text:span><text:span text:style-name="T3">--</text:span><text:span text:style-name="T2">append</text:span></text:p>
          <text:p text:style-name="P4"><text:span text:style-name="T2">This will append files onto the end of whatever archive is currently being looked at. </text:span></text:p>
        </text:list-item>
        <text:list-item>
          <text:p text:style-name="P3"><text:span text:style-name="T3">s</text:span><text:span text:style-name="T1">plit: </text:span><text:span text:style-name="T3">This will split a file into multiple pieces. The default is file sizes of 1000 lines, but these variables can be manually inputted as other numbers. An example of this would be:</text:span></text:p>
        </text:list-item>
      </text:list>
      <text:p text:style-name="P2"><text:span text:style-name="T3"><text:tab/>split --numeric-suffixes</text:span></text:p>
      <text:p text:style-name="P2"><text:span text:style-name="T3"><text:tab/>This will split a file into multiple pieces, but then it will put a numeric suffix at the end of each <text:tab/>piece instead of an alphabetical suffix.</text:span></text:p>
      <text:list xml:id="list1308128245" text:continue-numbering="true" text:style-name="L1">
        <text:list-item>
          <text:p text:style-name="P3"><text:span text:style-name="T1">Which: </text:span><text:span text:style-name="T3">When giving a command, typing in “which” will give back a list of files that can be executed with that command. An example of this would be:</text:span></text:p>
          <text:p text:style-name="P5"><text:span text:style-name="T4">alias which -a</text:span></text:p>
          <text:p text:style-name="P5"><text:span text:style-name="T4">This would list all of the flies that have an alias.</text:span></text:p>
        </text:list-item>
        <text:list-item>
          <text:p text:style-name="P3"><text:span text:style-name="T5">k</text:span><text:span text:style-name="T1">ill: </text:span><text:span text:style-name="T5">This sends a specified signal to a certain process. An example of this would be:</text:span></text:p>
          <text:p text:style-name="P6"><text:span text:style-name="T5">kill -9 -1</text:span></text:p>
          <text:p text:style-name="P6"><text:span text:style-name="T5">This kills all the processes it could possibly kill.</text:span></text:p>
        </text:list-item>
        <text:list-item>
          <text:p text:style-name="P6"><text:span text:style-name="T5">a</text:span><text:span text:style-name="T1">rp: </text:span><text:span text:style-name="T5">This can alter the IPv4 network of the kernel. Meaning, it can add stuff or delete stuff from the network cache. An example of this would be:</text:span></text:p>
          <text:p text:style-name="P6"><text:span text:style-name="T5">arp --numeric</text:span></text:p>
          <text:p text:style-name="P6"><text:span text:style-name="T5">This will give an address of whatever the current contents of the cache are. This makes things simpler for the computer because then it isn't searching for a name or other way to describe the contents, it just gives the number that work as the identification for the computer.</text:span></text:p>
        </text:list-item>
        <text:list-item>
          <text:p text:style-name="P3"><text:span text:style-name="T5">s</text:span><text:span text:style-name="T1">ort: </text:span><text:span text:style-name="T5">This will sort the lines of a text file and then write them to standard output. An example of this would be:</text:span></text:p>
          <text:p text:style-name="P6"><text:span text:style-name="T5">sort --dictionary-order</text:span></text:p>
          <text:p text:style-name="P6"><text:span text:style-name="T5">This will sort the lines of a file but only according to whitespace and alphanumeric characters, everything else will not be sorted.</text:span></text:p>
        </text:list-item>
        <text:list-item>
          <text:p text:style-name="P3"><text:span text:style-name="T6">vi</text:span><text:span text:style-name="T1">: </text:span><text:span text:style-name="T6">This is a text editor that can be used within the command line. That is, text files can be manipulated with vi. An example of this would be:</text:span></text:p>
          <text:p text:style-name="P7"><text:span text:style-name="T6">vi -b lines.exe</text:span></text:p>
          <text:p text:style-name="P7"><text:span text:style-name="T6">This will open the file lines.exe and let's say the contents are binary, then the will still be possible to edit because now vi will be in binary mode.</text:span></text:p>
        </text:list-item>
        <text:list-item>
          <text:p text:style-name="P3"><text:span text:style-name="T7">c</text:span><text:span text:style-name="T1">at: </text:span><text:span text:style-name="T7">This will concatenate one file with another and write them to standard output. An example of this would be:</text:span></text:p>
          <text:p text:style-name="P8"><text:span text:style-name="T7">cat --show-ends lines.rb apples.java</text:span></text:p>
          <text:p text:style-name="P8"><text:span text:style-name="T7">This will concatenate the two files, lines first with apples following, but at the end of each line in the files, there will be a “$” indicating where the end of each line 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ley Young</meta:initial-creator>
    <meta:creation-date>2013-01-18T14:52:16</meta:creation-date>
    <meta:generator>LibreOffice/3.6$Linux_X86_64 LibreOffice_project/360m1$Build-2</meta:generator>
    <dc:date>2013-01-18T16:00:19</dc:date>
    <dc:creator>Haley Young</dc:creator>
    <meta:editing-duration>PT1H6M12S</meta:editing-duration>
    <meta:editing-cycles>4</meta:editing-cycles>
    <meta:document-statistic meta:table-count="0" meta:image-count="0" meta:object-count="0" meta:page-count="1" meta:paragraph-count="31" meta:word-count="537" meta:character-count="2860" meta:non-whitespace-character-count="2367"/>
  </office:meta>
</office:document-meta>
</file>